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21:23:39.9358846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21:24:07.988618305</dc:date>
    <meta:creation-date>2014-12-14T08:12:00Z</meta:creation-date>
    <meta:editing-cycles>607</meta:editing-cycles>
    <meta:editing-duration>PT23H59M52S</meta:editing-duration>
    <meta:generator>LibreOffice/7.2.0.4$Linux_X86_64 LibreOffice_project/9a9c6381e3f7a62afc1329bd359cc48accb6435b</meta:generator>
    <meta:document-statistic meta:table-count="11" meta:cell-count="1820" meta:object-count="0"/>
  </office:meta>
</office:document-meta>
</file>